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style:font-face style:name="sans-serif" svg:font-family="sans-serif"/>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rsid="000440ad" officeooo:paragraph-rsid="000440ad"/>
    </style:style>
    <style:style style:name="P3" style:family="paragraph" style:parent-style-name="Standard">
      <style:paragraph-properties style:writing-mode="lr-tb"/>
      <style:text-properties officeooo:rsid="000440ad" officeooo:paragraph-rsid="000734a4"/>
    </style:style>
    <style:style style:name="P4" style:family="paragraph" style:parent-style-name="Standard">
      <style:paragraph-properties style:writing-mode="lr-tb"/>
      <style:text-properties officeooo:rsid="000440ad" officeooo:paragraph-rsid="00091acd"/>
    </style:style>
    <style:style style:name="P5" style:family="paragraph" style:parent-style-name="Standard">
      <style:paragraph-properties style:writing-mode="lr-tb"/>
      <style:text-properties officeooo:rsid="000440ad" officeooo:paragraph-rsid="0009adbd"/>
    </style:style>
    <style:style style:name="P6" style:family="paragraph" style:parent-style-name="Standard">
      <style:paragraph-properties fo:text-align="center" style:justify-single-word="false" style:writing-mode="lr-tb"/>
      <style:text-properties fo:font-size="15pt" fo:font-weight="bold" style:font-size-asian="15pt" style:font-weight-asian="bold" style:font-size-complex="15pt" style:font-weight-complex="bold"/>
    </style:style>
    <style:style style:name="P7" style:family="paragraph" style:parent-style-name="Standard">
      <style:paragraph-properties style:writing-mode="lr-tb"/>
      <style:text-properties officeooo:rsid="00054259" officeooo:paragraph-rsid="00054259"/>
    </style:style>
    <style:style style:name="P8" style:family="paragraph" style:parent-style-name="Standard">
      <style:paragraph-properties fo:text-align="start" style:justify-single-word="false" style:writing-mode="lr-tb"/>
      <style:text-properties fo:color="#3465a4" loext:opacity="100%" fo:font-size="14pt" fo:font-weight="bold" officeooo:rsid="000440ad" officeooo:paragraph-rsid="000440ad" style:font-size-asian="14pt" style:font-weight-asian="bold" style:font-size-complex="14pt" style:font-weight-complex="bold"/>
    </style:style>
    <style:style style:name="P9" style:family="paragraph" style:parent-style-name="Standard">
      <style:paragraph-properties style:writing-mode="lr-tb"/>
      <style:text-properties fo:color="#3465a4" loext:opacity="100%" fo:font-size="14pt" fo:font-weight="bold" officeooo:rsid="000440ad" officeooo:paragraph-rsid="000440ad" style:font-size-asian="14pt" style:font-weight-asian="bold" style:font-size-complex="14pt" style:font-weight-complex="bold"/>
    </style:style>
    <style:style style:name="P10" style:family="paragraph" style:parent-style-name="Standard">
      <style:paragraph-properties style:writing-mode="lr-tb"/>
      <style:text-properties fo:color="#3465a4" loext:opacity="100%" officeooo:rsid="000440ad" officeooo:paragraph-rsid="0009adbd"/>
    </style:style>
    <style:style style:name="P11" style:family="paragraph" style:parent-style-name="Standard">
      <style:paragraph-properties style:writing-mode="lr-tb"/>
      <style:text-properties fo:font-weight="normal" officeooo:rsid="0009adbd" officeooo:paragraph-rsid="0009adbd" style:font-weight-asian="normal" style:font-weight-complex="normal"/>
    </style:style>
    <style:style style:name="P12" style:family="paragraph" style:parent-style-name="Standard">
      <style:paragraph-properties style:writing-mode="lr-tb"/>
      <style:text-properties fo:font-weight="normal" officeooo:rsid="000440ad" officeooo:paragraph-rsid="000440ad" style:font-weight-asian="normal" style:font-weight-complex="normal"/>
    </style:style>
    <style:style style:name="P13" style:family="paragraph" style:parent-style-name="Standard">
      <style:paragraph-properties style:writing-mode="lr-tb"/>
      <style:text-properties fo:font-weight="normal" officeooo:rsid="000ac893" officeooo:paragraph-rsid="000ac893" style:font-weight-asian="normal" style:font-weight-complex="normal"/>
    </style:style>
    <style:style style:name="P14" style:family="paragraph" style:parent-style-name="Standard">
      <style:paragraph-properties style:writing-mode="lr-tb"/>
      <style:text-properties fo:font-weight="normal" officeooo:rsid="000cdc71" officeooo:paragraph-rsid="000cdc71" style:font-weight-asian="normal" style:font-weight-complex="normal"/>
    </style:style>
    <style:style style:name="P15" style:family="paragraph" style:parent-style-name="Standard">
      <style:paragraph-properties style:writing-mode="lr-tb"/>
      <style:text-properties fo:color="#000000" loext:opacity="100%" fo:font-size="14pt" fo:font-weight="bold" officeooo:rsid="000440ad" officeooo:paragraph-rsid="000440ad" style:font-size-asian="14pt" style:font-weight-asian="bold" style:font-size-complex="14pt" style:font-weight-complex="bold"/>
    </style:style>
    <style:style style:name="P16" style:family="paragraph" style:parent-style-name="Standard">
      <style:paragraph-properties style:writing-mode="lr-tb"/>
      <style:text-properties fo:color="#000000" loext:opacity="100%" fo:font-size="14pt" fo:font-weight="bold" officeooo:rsid="000440ad" officeooo:paragraph-rsid="000b8bfa" style:font-size-asian="14pt" style:font-weight-asian="bold" style:font-size-complex="14pt" style:font-weight-complex="bold"/>
    </style:style>
    <style:style style:name="P17" style:family="paragraph" style:parent-style-name="Standard">
      <style:paragraph-properties style:writing-mode="lr-tb"/>
      <style:text-properties fo:color="#000000" loext:opacity="100%" officeooo:rsid="000440ad" officeooo:paragraph-rsid="000440ad"/>
    </style:style>
    <style:style style:name="P18" style:family="paragraph" style:parent-style-name="Standard">
      <style:paragraph-properties style:writing-mode="lr-tb"/>
      <style:text-properties fo:color="#000000" loext:opacity="100%" fo:font-size="12pt" fo:font-weight="normal" officeooo:rsid="000440ad" officeooo:paragraph-rsid="0009adbd" style:font-size-asian="12pt" style:font-weight-asian="normal" style:font-size-complex="12pt" style:font-weight-complex="normal"/>
    </style:style>
    <style:style style:name="P19" style:family="paragraph" style:parent-style-name="Standard">
      <style:paragraph-properties style:writing-mode="lr-tb"/>
      <style:text-properties fo:color="#000000" loext:opacity="100%" fo:font-size="12pt" fo:font-weight="normal" officeooo:rsid="000440ad" officeooo:paragraph-rsid="000b8bfa" style:font-size-asian="12pt" style:font-weight-asian="normal" style:font-size-complex="12pt" style:font-weight-complex="normal"/>
    </style:style>
    <style:style style:name="P20" style:family="paragraph" style:parent-style-name="Standard">
      <style:paragraph-properties style:writing-mode="lr-tb"/>
      <style:text-properties fo:color="#000000" loext:opacity="100%" fo:font-weight="bold" officeooo:rsid="000440ad" officeooo:paragraph-rsid="000440ad" style:font-weight-asian="bold" style:font-weight-complex="bold"/>
    </style:style>
    <style:style style:name="P21" style:family="paragraph" style:parent-style-name="Text_20_body">
      <style:paragraph-properties style:writing-mode="lr-tb"/>
      <style:text-properties fo:color="#000000" loext:opacity="100%" style:font-name="Liberation Serif" fo:font-size="12pt" fo:font-weight="normal" officeooo:rsid="000440ad" officeooo:paragraph-rsid="000440ad" style:font-size-asian="12pt" style:font-weight-asian="normal" style:font-size-complex="12pt" style:font-weight-complex="normal" loext:padding="0cm" loext:border="none"/>
    </style:style>
    <style:style style:name="P22" style:family="paragraph" style:parent-style-name="Text_20_body" style:list-style-name="L1">
      <style:paragraph-properties fo:margin-top="0cm" fo:margin-bottom="0cm" style:contextual-spacing="false" fo:orphans="2" fo:widows="2" fo:padding="0cm" fo:border="none"/>
      <style:text-properties fo:color="#000000" loext:opacity="100%"/>
    </style:style>
    <style:style style:name="T1" style:family="text">
      <style:text-properties style:font-name="sans-serif"/>
    </style:style>
    <style:style style:name="T2" style:family="text">
      <style:text-properties style:font-name="sans-serif" officeooo:rsid="000440ad"/>
    </style:style>
    <style:style style:name="T3" style:family="text">
      <style:text-properties officeooo:rsid="00054259"/>
    </style:style>
    <style:style style:name="T4" style:family="text">
      <style:text-properties officeooo:rsid="00057e05"/>
    </style:style>
    <style:style style:name="T5" style:family="text">
      <style:text-properties officeooo:rsid="000734a4"/>
    </style:style>
    <style:style style:name="T6" style:family="text">
      <style:text-properties officeooo:rsid="00091acd"/>
    </style:style>
    <style:style style:name="T7" style:family="text">
      <style:text-properties fo:font-weight="bold" style:font-weight-asian="bold" style:font-weight-complex="bold"/>
    </style:style>
    <style:style style:name="T8" style:family="text">
      <style:text-properties fo:font-weight="bold" officeooo:rsid="000734a4" style:font-weight-asian="bold" style:font-weight-complex="bold"/>
    </style:style>
    <style:style style:name="T9" style:family="text">
      <style:text-properties fo:font-weight="bold" officeooo:rsid="0009adbd" style:font-weight-asian="bold" style:font-weight-complex="bold"/>
    </style:style>
    <style:style style:name="T10" style:family="text">
      <style:text-properties fo:font-weight="bold" officeooo:rsid="000ac893" style:font-weight-asian="bold" style:font-weight-complex="bold"/>
    </style:style>
    <style:style style:name="T11" style:family="text">
      <style:text-properties officeooo:rsid="0009adb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057e05" style:font-size-asian="14pt" style:font-weight-asian="bold" style:font-size-complex="14pt" style:font-weight-complex="bold"/>
    </style:style>
    <style:style style:name="T14" style:family="text">
      <style:text-properties fo:font-size="14pt" fo:font-weight="bold" officeooo:rsid="0009adbd" style:font-size-asian="14pt" style:font-weight-asian="bold" style:font-size-complex="14pt" style:font-weight-complex="bold"/>
    </style:style>
    <style:style style:name="T15" style:family="text">
      <style:text-properties fo:font-size="14pt" fo:font-weight="bold" officeooo:rsid="000b8bfa" style:font-size-asian="14pt" style:font-weight-asian="bold" style:font-size-complex="14pt" style:font-weight-complex="bold"/>
    </style:style>
    <style:style style:name="T16" style:family="text">
      <style:text-properties officeooo:rsid="000b8bfa"/>
    </style:style>
    <style:style style:name="T17" style:family="text">
      <style:text-properties fo:font-weight="normal" style:font-weight-asian="normal" style:font-weight-complex="normal"/>
    </style:style>
    <style:style style:name="T18" style:family="text">
      <style:text-properties style:font-name="Liberation Serif" fo:font-size="12pt" fo:font-weight="normal" officeooo:rsid="000b8bfa" style:font-size-asian="12pt" style:font-weight-asian="normal" style:font-size-complex="12pt" style:font-weight-complex="normal"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R</text:span><text:span text:style-name="T1">épartition des tâches</text:span> </text:p>
      <text:p text:style-name="P1"/>
      <text:p text:style-name="P2">1°</text:p>
      <text:p text:style-name="P2">Avant toute chose, nous avons déterminé notre marche à suivre et les moyens que nous allons mettre en œuvre pour travailler en équipe.</text:p>
      <text:p text:style-name="P2"/>
      <text:p text:style-name="P2">Mise en place d’un <text:span text:style-name="T4">mini-serveur</text:span> Discord :</text:p>
      <text:p text:style-name="P2">- Communiquer à distance</text:p>
      <text:p text:style-name="P2">- Possibilité d’envoi de liens et de fichiers sur nos machines respectives</text:p>
      <text:p text:style-name="P2">- Pouvoir se partager nos écrans et faire des appels <text:span text:style-name="T4">collectifs</text:span></text:p>
      <text:p text:style-name="P2"/>
      <text:p text:style-name="P2">Mise en place d’un repositery GitHub : </text:p>
      <text:p text:style-name="P2">- Il a fallu apprendre à manipuler GitHub et Git</text:p>
      <text:p text:style-name="P2">- Pour ensuite collaborer plus efficacement tout en gardant une trace du travail des autres au fur et à mesure</text:p>
      <text:p text:style-name="P2"/>
      <text:p text:style-name="P7">Nous allons donc rester en contact à distance pour pouvoir avancer individuellement une fois les tâches réparties sans avoir besoin des autres sauf besoins spécifiques. Nous pourrons suivre les avancées des autres grâce à GitHub, et nous pourrons nous aider </text:p>
      <text:p text:style-name="P2"/>
      <text:p text:style-name="P2">2°</text:p>
      <text:p text:style-name="P2">Nous avons identifié et listé les tâches à faire <text:span text:style-name="T3">sous forme d’arborescence pour y voir plus clair sur la quantité de choses à faire</text:span> :</text:p>
      <text:p text:style-name="P2"/>
      <text:p text:style-name="P8">_<text:span text:style-name="T4">header</text:span></text:p>
      <text:p text:style-name="P2"><text:s text:c="4"/>_<text:span text:style-name="T8">haut</text:span></text:p>
      <text:p text:style-name="P3"><text:s text:c="8"/>_<text:span text:style-name="T5">logo à gauche du header/haut</text:span></text:p>
      <text:p text:style-name="P3"><text:s text:c="8"/>_<text:span text:style-name="T5">logo2 à droite de logo1</text:span></text:p>
      <text:p text:style-name="P3"><text:s text:c="8"/>_<text:span text:style-name="T5">logo3 à droite du header/haut</text:span></text:p>
      <text:p text:style-name="P5"><text:s text:c="4"/></text:p>
      <text:p text:style-name="P5"><text:s text:c="4"/>_<text:span text:style-name="T8">bas</text:span></text:p>
      <text:p text:style-name="P3"><text:s text:c="8"/>_<text:span text:style-name="T6">box1 déroulante</text:span></text:p>
      <text:p text:style-name="P4"><text:s text:c="8"/>_<text:span text:style-name="T6">box2 déroulante</text:span></text:p>
      <text:p text:style-name="P4"><text:s text:c="8"/>_<text:span text:style-name="T6">box3 déroulante</text:span></text:p>
      <text:p text:style-name="P4"><text:s text:c="8"/>_<text:span text:style-name="T6">box4 déroulante</text:span></text:p>
      <text:p text:style-name="P3"><text:s/></text:p>
      <text:p text:style-name="P9">_<text:span text:style-name="T4">footer</text:span></text:p>
      <text:p text:style-name="P2"><text:s text:c="4"/>_<text:span text:style-name="T6">box à gauche</text:span></text:p>
      <text:p text:style-name="P4"><text:s text:c="4"/>_ <text:span text:style-name="T6">lien en bas</text:span></text:p>
      <text:p text:style-name="P4"><text:s text:c="4"/>_ <text:span text:style-name="T6">box à droite</text:span></text:p>
      <text:p text:style-name="P4"/>
      <text:p text:style-name="P4"/>
      <text:p text:style-name="P10"><text:span text:style-name="T12">_</text:span><text:span text:style-name="T13">accueil</text:span></text:p>
      <text:p text:style-name="P5"><text:span text:style-name="T12"><text:s text:c="4"/></text:span><text:s/>_ <text:span text:style-name="T9">box</text:span></text:p>
      <text:p text:style-name="P4"><text:s text:c="8"/>_<text:span text:style-name="T11">logo à gauche</text:span></text:p>
      <text:p text:style-name="P4"><text:s text:c="8"/>_<text:span text:style-name="T11">texte à droite</text:span></text:p>
      <text:p text:style-name="P5"><text:s text:c="3"/></text:p>
      <text:p text:style-name="P5"><text:s text:c="5"/>_ <text:span text:style-name="T9">box</text:span></text:p>
      <text:p text:style-name="P4"><text:s text:c="8"/>_<text:span text:style-name="T11">logo à gauche</text:span></text:p>
      <text:p text:style-name="P4"><text:s text:c="8"/>_<text:span text:style-name="T11">texte en haut à droite</text:span></text:p>
      <text:p text:style-name="P4"><text:s text:c="8"/>_<text:span text:style-name="T11">liste contacts sous texte</text:span></text:p>
      <text:p text:style-name="P5"><text:soft-page-break/><text:s text:c="3"/></text:p>
      <text:p text:style-name="P5"><text:s text:c="5"/>_ <text:span text:style-name="T9">box</text:span></text:p>
      <text:p text:style-name="P4"><text:s text:c="8"/>_ <text:span text:style-name="T11">box1</text:span></text:p>
      <text:p text:style-name="P4"><text:s text:c="12"/>_<text:span text:style-name="T11">logo à gauche</text:span></text:p>
      <text:p text:style-name="P4"><text:s text:c="12"/>_<text:span text:style-name="T11">liste à droite</text:span></text:p>
      <text:p text:style-name="P5"><text:s text:c="8"/>_<text:span text:style-name="T11">box2</text:span></text:p>
      <text:p text:style-name="P4"><text:s text:c="12"/>_<text:span text:style-name="T11">logo à gauche</text:span></text:p>
      <text:p text:style-name="P4"><text:s text:c="12"/>_<text:span text:style-name="T11">liste à droite</text:span></text:p>
      <text:p text:style-name="P4"/>
      <text:p text:style-name="P5"><text:s text:c="4"/>_ <text:span text:style-name="T9">box</text:span></text:p>
      <text:p text:style-name="P5"><text:s text:c="8"/>_<text:span text:style-name="T11">texte à gauche</text:span></text:p>
      <text:p text:style-name="P5"><text:s text:c="8"/>_<text:span text:style-name="T11">logo à droite</text:span></text:p>
      <text:p text:style-name="P4"/>
      <text:p text:style-name="P2"/>
      <text:p text:style-name="P2"/>
      <text:p text:style-name="P10"><text:span text:style-name="T12">_</text:span><text:span text:style-name="T15">P</text:span><text:span text:style-name="T14">résentation</text:span></text:p>
      <text:p text:style-name="P18"><text:span text:style-name="T11"><text:tab/></text:span><text:span text:style-name="T16">titre</text:span></text:p>
      <text:p text:style-name="P18"><text:tab/></text:p>
      <text:p text:style-name="P18"><text:tab/><text:span text:style-name="T16">box1</text:span></text:p>
      <text:p text:style-name="P18"><text:tab/><text:tab/><text:span text:style-name="T16">texte haut</text:span></text:p>
      <text:p text:style-name="P18"><text:tab/><text:tab/><text:span text:style-name="T16">text bas gauche</text:span></text:p>
      <text:p text:style-name="P18"><text:tab/><text:tab/><text:span text:style-name="T16">tableau bas droite</text:span></text:p>
      <text:p text:style-name="P18"/>
      <text:p text:style-name="P18"><text:tab/><text:span text:style-name="T16">box2</text:span></text:p>
      <text:p text:style-name="P18"><text:tab/><text:tab/><text:span text:style-name="T16">image gauche</text:span></text:p>
      <text:p text:style-name="P18"><text:tab/><text:tab/><text:span text:style-name="T16">6 ressources forme 2*3 à droite</text:span></text:p>
      <text:p text:style-name="P18"><text:tab/></text:p>
      <text:p text:style-name="P18"><text:tab/><text:span text:style-name="T16">box3</text:span></text:p>
      <text:p text:style-name="P19"><text:tab/><text:tab/><text:span text:style-name="T16">6 ressources forme 2*3 à gauche</text:span></text:p>
      <text:p text:style-name="P19"><text:tab/><text:tab/><text:span text:style-name="T16">image droite</text:span></text:p>
      <text:p text:style-name="P20"/>
      <text:p text:style-name="P9">_<text:span text:style-name="T16">C</text:span><text:span text:style-name="T5">ompétence type</text:span></text:p>
      <text:p text:style-name="P16"><text:s text:c="4"/>_<text:span text:style-name="T17"> </text:span><text:span text:style-name="T18">titre principal</text:span></text:p>
      <text:p text:style-name="P16"/>
      <text:p text:style-name="P16"><text:s text:c="4"/>_ </text:p>
      <text:p text:style-name="P15"/>
      <text:p text:style-name="P21"><text:s/>| PREMIERE PARTIE | |<text:line-break/>| TITRE PARTIE I | | | TABLEAU COEFFICIENTS | | | EXPLICATION DES REGLES | DECORATEUR | SECONDE PARTIE (6 FOIS) | BLOC DE COMPETENCE | | | CASE RESSOURCES (MULTIPLES) | IMAGE (GAUCHE-DROITE ALTERNE)</text:p>
      <text:list xml:id="list990368454" text:style-name="L1">
        <text:list-item>
          <text:p text:style-name="P22"/>
        </text:list-item>
      </text:list>
      <text:p text:style-name="P15"/>
      <text:p text:style-name="P15"/>
      <text:p text:style-name="P17"/>
      <text:p text:style-name="P9">_<text:span text:style-name="T5">Contact</text:span></text:p>
      <text:p text:style-name="P12"/>
      <text:p text:style-name="P14">On s’était partagé l’arborescence mais suite à des problèmes de copié-collé on a eu des soucis de mise en forme, mais bien entendu nous avons tout détaillé avant de se partager ! La mise au forme de l’arborescence se fera plus proprement rapidement.</text:p>
      <text:p text:style-name="P14"><text:s/></text:p>
      <text:p text:style-name="P11"><text:soft-page-break/>3°</text:p>
      <text:p text:style-name="P11">Une fois tout (ou presque) le contenu du site listé, nous nous sommes répartis le travail en fonction de nos compétences, et en fonction de la masse de travail nécessaire pour chaque partie.</text:p>
      <text:p text:style-name="P11"/>
      <text:p text:style-name="P11">-<text:span text:style-name="T7">Accueil</text:span> et <text:span text:style-name="T10">P</text:span><text:span text:style-name="T7">résentation</text:span>:Samy</text:p>
      <text:p text:style-name="P11">-<text:span text:style-name="T7">Compétence</text:span> et <text:span text:style-name="T7">Contact</text:span>:Oscar</text:p>
      <text:p text:style-name="P11">-<text:span text:style-name="T7">Header</text:span>/<text:span text:style-name="T7">Footer</text:span> et <text:span text:style-name="T7">Accueil</text:span> si le header/footer se finit vite : Mateo</text:p>
      <text:p text:style-name="P11"/>
      <text:p text:style-name="P13">Nous allons coder sur un seul style.css, que nous allons actualiser chacun notre tour avec git.</text:p>
      <text:p text:style-name="P13">Nous allons coder au fur et à mesure le responsive, estimant que nous allions arriver dans les temps à proposer un site responsive.</text:p>
      <text:p text:style-name="P2"/>
      <text:p text:style-name="P2"/>
      <text:p text:style-name="P2"/>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Whitney" svg:font-family="Whitney, 'Helvetica Neue', Helvetica, Arial, sans-serif"/>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5T11:26:41.715000000</meta:creation-date>
    <dc:date>2022-10-25T12:26:03.815000000</dc:date>
    <meta:editing-duration>PT27M29S</meta:editing-duration>
    <meta:editing-cycles>6</meta:editing-cycles>
    <meta:generator>LibreOffice/7.2.7.2$Windows_X86_64 LibreOffice_project/8d71d29d553c0f7dcbfa38fbfda25ee34cce99a2</meta:generator>
    <meta:document-statistic meta:table-count="0" meta:image-count="0" meta:object-count="0" meta:page-count="3" meta:paragraph-count="78" meta:word-count="461" meta:character-count="2850" meta:non-whitespace-character-count="2200"/>
  </office:meta>
</office:document-meta>
</file>